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averGui.modifyTestElement( TestElement 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ultSav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av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SaverGui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Sav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averGui.ResultSav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SaverGui.createVariable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ultSav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SaverGui.createFilenamePrefix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ultSav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